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1"/>
    </style:style>
    <style:style style:name="P2" style:family="paragraph" style:parent-style-name="Text_20_body">
      <style:text-properties style:font-name="Arial1" officeooo:paragraph-rsid="001e8474"/>
    </style:style>
    <style:style style:name="P3" style:family="paragraph" style:parent-style-name="Heading_20_2">
      <style:text-properties style:font-name="Arial1"/>
    </style:style>
    <style:style style:name="P4" style:family="paragraph" style:parent-style-name="Text_20_body" style:list-style-name="L1">
      <style:text-properties style:font-name="Arial1" officeooo:paragraph-rsid="001fae9b"/>
    </style:style>
    <style:style style:name="P5" style:family="paragraph" style:parent-style-name="Text_20_body" style:list-style-name="L2">
      <style:text-properties style:font-name="Arial1" officeooo:paragraph-rsid="001fae9b"/>
    </style:style>
    <style:style style:name="P6" style:family="paragraph" style:parent-style-name="Text_20_body" style:list-style-name="L3">
      <style:text-properties style:font-name="Arial1" officeooo:paragraph-rsid="00202afc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ducción</text:h>
      <text:p text:style-name="P2"><text:line-break/>El proyecto Star Battle consiste en el desarrollo de un juego interactivo que permitirá a los jugadores competir en un entorno espacial. Este juego contará con versiones tanto para la web como para dispositivos móviles, ofreciendo la posibilidad de jugar contra una inteligencia artificial (IA) o contra otros jugadores en línea. El diseño del juego incluye dos contendientes: la Flota Estelar y el Imperio Klingon, cada uno con su propia flota de naves espaciales.</text:p>
      <text:p text:style-name="P2"/>
      <text:p text:style-name="P2">Los usuarios podrán registrarse para acceder a características adicionales, como la selección de su bando y la posibilidad de acumular puntos que pueden ser utilizados en futuras partidas. Con una mecánica de juego que combina estrategia y acción, los jugadores elegirán coordenadas para disparar a sus oponentes, utilizando diferentes tipos de armas y gestionando recursos como la munición. El objetivo es crear una experiencia de juego fluida y emocionante, garantizando la protección de los datos de los usuarios y un rendimiento óptimo en todas las plataformas.</text:p>
      <text:p text:style-name="P2"/>
      <text:h text:style-name="P1" text:outline-level="1">Especificación de Requisitos de Software (SRS)</text:h>
      <text:p text:style-name="P2"/>
      <text:h text:style-name="P3" text:outline-level="2"><text:tab/>Requisitos Funcionales</text:h>
      <text:p text:style-name="P2"/>
      <text:list text:style-name="L1">
        <text:list-item>
          <text:p text:style-name="P4"><text:span text:style-name="T1">Registro de Usuarios</text:span>: Permitir a los usuarios registrarse en la plataforma, eligiendo entre ser parte de la Flota Estelar o del Imperio Klingon.</text:p>
        </text:list-item>
        <text:list-item>
          <text:p text:style-name="P4"><text:span text:style-name="T1">Iniciar Sesión</text:span>: Los usuarios registrados deben poder iniciar sesión para acceder a sus perfiles.</text:p>
        </text:list-item>
        <text:list-item>
          <text:p text:style-name="P4"><text:span text:style-name="T1">Selección de Contendiente</text:span>: Los usuarios podrán elegir su bando antes de iniciar el juego.</text:p>
        </text:list-item>
        <text:list-item>
          <text:p text:style-name="P4"><text:span text:style-name="T1">Juego Multijugador</text:span>: Facilitar partidas entre usuarios registrados y no registrados.</text:p>
        </text:list-item>
        <text:list-item>
          <text:p text:style-name="P4"><text:span text:style-name="T1">Sistema de Disparo</text:span>: Implementar un sistema que permita a los jugadores seleccionar coordenadas y armas para atacar.</text:p>
        </text:list-item>
        <text:list-item>
          <text:p text:style-name="P4"><text:span text:style-name="T1">Actualización de Puntuaciones</text:span>: Al finalizar cada partida, el sistema debe actualizar el ranking de jugadores y añadir puntos a los perfiles.</text:p>
        </text:list-item>
      </text:list>
      <text:p text:style-name="P2"/>
      <text:h text:style-name="P3" text:outline-level="2"><text:tab/>Requisitos No Funcionales</text:h>
      <text:p text:style-name="P2"/>
      <text:list text:style-name="L2">
        <text:list-item>
          <text:p text:style-name="P5"><text:soft-page-break/><text:span text:style-name="T1">Rendimiento</text:span>: El juego debe funcionar sin interrupciones en conexiones de al menos 10 Mbps.</text:p>
        </text:list-item>
        <text:list-item>
          <text:p text:style-name="P5"><text:span text:style-name="T1">Seguridad</text:span>: Cumplir con la normativa de protección de datos, asegurando la privacidad de los usuarios.</text:p>
        </text:list-item>
        <text:list-item>
          <text:p text:style-name="P5"><text:span text:style-name="T1">Usabilidad</text:span>: La interfaz debe ser intuitiva, permitiendo a los jugadores navegar fácilmente por el juego.</text:p>
        </text:list-item>
        <text:list-item>
          <text:p text:style-name="P5"><text:span text:style-name="T1">Compatibilidad</text:span>: Debe ser accesible en navegadores web modernos y en dispositivos móviles (iOS y Android).</text:p>
        </text:list-item>
      </text:list>
      <text:p text:style-name="P2"/>
      <text:h text:style-name="P3" text:outline-level="2"><text:tab/>Requisitos del Sistema</text:h>
      <text:p text:style-name="P2"/>
      <text:list text:style-name="L3">
        <text:list-item>
          <text:p text:style-name="P6"><text:span text:style-name="T1">Plataformas</text:span>: Compatible con navegadores web modernos y sistemas operativos móviles (iOS y Android).</text:p>
        </text:list-item>
        <text:list-item>
          <text:p text:style-name="P6"><text:span text:style-name="T1">Base</text:span> <text:span text:style-name="T1">de</text:span> <text:span text:style-name="T1">Datos</text:span>: Utilizar Oracle para almacenar información de usuarios, partidas y puntuaciones.</text:p>
        </text:list-item>
        <text:list-item>
          <text:p text:style-name="P6"><text:span text:style-name="T1">Infraestructura</text:span>: Alojamiento web con gran ancho de banda para soportar el tráfico de usuarios y garantizar una experiencia de juego fluida.</text:p>
        </text:list-item>
      </text:list>
      <text:p text:style-name="P2"/>
      <text:h text:style-name="P1" text:outline-level="1">Diagrama de Casos de Uso</text:h>
      <text:p text:style-name="P2"/>
      <text:p text:style-name="P2"/>
      <text:p text:style-name="P2"/>
      <text:h text:style-name="P1" text:outline-level="1">Diagramas de Actividad</text:h>
      <text:p text:style-name="P2"/>
      <text:p text:style-name="P2"/>
      <text:p text:style-name="P2"/>
      <text:h text:style-name="P1" text:outline-level="1">Enlace de GitHub</text:h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4:20:21.436000000</meta:creation-date>
    <dc:date>2024-12-05T16:44:05.527000000</dc:date>
    <meta:editing-duration>PT42M28S</meta:editing-duration>
    <meta:editing-cycles>3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23" meta:word-count="404" meta:character-count="2636" meta:non-whitespace-character-count="2264"/>
  </office:meta>
</office:document-meta>
</file>